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6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8" style:family="graphic" style:parent-style-name="standard">
      <style:graphic-properties draw:stroke="none" svg:stroke-color="#000000" draw:fill="none" draw:fill-color="#ffffff" fo:min-height="1.127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Privacy Trust Model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25cm" svg:height="5.08cm" svg:x="60.944cm" svg:y="20.431cm">
          <text:p text:style-name="P1"><text:span text:style-name="T2">Sensitive</text:span></text:p>
          <text:p text:style-name="P1"><text:span text:style-name="T2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4" draw:text-style-name="P1" draw:layer="layout" svg:width="7.62cm" svg:height="8.636cm" svg:x="25.193cm" svg:y="3.724cm">
            <text:p/>
            <draw:enhanced-geometry svg:viewBox="0 0 21600 21600" draw:type="rectangle" draw:enhanced-path="M 0 0 L 21600 0 21600 21600 0 21600 0 0 Z N"/>
          </draw:custom-shape>
          <draw:g>
            <draw:line draw:style-name="gr5" draw:text-style-name="P1" draw:layer="layout" svg:x1="29.027cm" svg:y1="6.409cm" svg:x2="29.027cm" svg:y2="9.414cm">
              <text:p/>
            </draw:line>
            <draw:line draw:style-name="gr6" draw:text-style-name="P1" draw:layer="layout" svg:x1="27.693cm" svg:y1="7.331cm" svg:x2="30.36cm" svg:y2="7.331cm">
              <text:p/>
            </draw:line>
            <draw:line draw:style-name="gr6" draw:text-style-name="P1" draw:layer="layout" svg:x1="27.693cm" svg:y1="10.346cm" svg:x2="29.027cm" svg:y2="9.345cm">
              <text:p/>
            </draw:line>
            <draw:line draw:style-name="gr6" draw:text-style-name="P1" draw:layer="layout" svg:x1="30.36cm" svg:y1="10.336cm" svg:x2="29.05cm" svg:y2="9.366cm">
              <text:p/>
            </draw:line>
            <draw:custom-shape draw:style-name="gr7" draw:text-style-name="P1" draw:layer="layout" svg:width="1.778cm" svg:height="1.503cm" svg:x="28.138cm" svg:y="4.8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text-style-name="P2" draw:layer="layout" svg:width="4.799cm" svg:height="1.377cm" svg:x="26.604cm" svg:y="10.472cm">
              <draw:text-box>
                <text:p text:style-name="P1"><text:span text:style-name="T1">Subject</text:span></text:p>
              </draw:text-box>
            </draw:frame>
          </draw:g>
        </draw:g>
        <draw:g xml:id="id5" draw:id="id5">
          <draw:custom-shape draw:style-name="gr4" draw:text-style-name="P1" draw:layer="layout" svg:width="7.62cm" svg:height="8.763cm" svg:x="42.338cm" svg:y="26.676cm">
            <text:p/>
            <draw:enhanced-geometry svg:viewBox="0 0 21600 21600" draw:type="rectangle" draw:enhanced-path="M 0 0 L 21600 0 21600 21600 0 21600 0 0 Z N"/>
          </draw:custom-shape>
          <draw:g>
            <draw:line draw:style-name="gr5" draw:text-style-name="P1" draw:layer="layout" svg:x1="46.172cm" svg:y1="29.4cm" svg:x2="46.172cm" svg:y2="32.449cm">
              <text:p/>
            </draw:line>
            <draw:line draw:style-name="gr6" draw:text-style-name="P1" draw:layer="layout" svg:x1="44.838cm" svg:y1="30.336cm" svg:x2="47.505cm" svg:y2="30.336cm">
              <text:p/>
            </draw:line>
            <draw:line draw:style-name="gr6" draw:text-style-name="P1" draw:layer="layout" svg:x1="44.838cm" svg:y1="33.396cm" svg:x2="46.172cm" svg:y2="32.38cm">
              <text:p/>
            </draw:line>
            <draw:line draw:style-name="gr6" draw:text-style-name="P1" draw:layer="layout" svg:x1="47.505cm" svg:y1="33.385cm" svg:x2="46.195cm" svg:y2="32.401cm">
              <text:p/>
            </draw:line>
            <draw:custom-shape draw:style-name="gr7" draw:text-style-name="P1" draw:layer="layout" svg:width="1.778cm" svg:height="1.525cm" svg:x="45.283cm" svg:y="27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2" draw:layer="layout" svg:width="4.799cm" svg:height="1.397cm" svg:x="43.749cm" svg:y="33.523cm">
              <draw:text-box>
                <text:p text:style-name="P1"><text:span text:style-name="T1">Peer</text:span></text:p>
              </draw:text-box>
            </draw:frame>
          </draw:g>
        </draw:g>
        <draw:g xml:id="id3" draw:id="id3">
          <draw:custom-shape draw:style-name="gr4" draw:text-style-name="P1" draw:layer="layout" svg:width="7.62cm" svg:height="8.763cm" svg:x="8.81cm" svg:y="26.676cm">
            <text:p/>
            <draw:enhanced-geometry svg:viewBox="0 0 21600 21600" draw:type="rectangle" draw:enhanced-path="M 0 0 L 21600 0 21600 21600 0 21600 0 0 Z N"/>
          </draw:custom-shape>
          <draw:g>
            <draw:line draw:style-name="gr5" draw:text-style-name="P1" draw:layer="layout" svg:x1="12.644cm" svg:y1="29.4cm" svg:x2="12.644cm" svg:y2="32.449cm">
              <text:p/>
            </draw:line>
            <draw:line draw:style-name="gr6" draw:text-style-name="P1" draw:layer="layout" svg:x1="11.31cm" svg:y1="30.336cm" svg:x2="13.977cm" svg:y2="30.336cm">
              <text:p/>
            </draw:line>
            <draw:line draw:style-name="gr6" draw:text-style-name="P1" draw:layer="layout" svg:x1="11.31cm" svg:y1="33.396cm" svg:x2="12.644cm" svg:y2="32.38cm">
              <text:p/>
            </draw:line>
            <draw:line draw:style-name="gr6" draw:text-style-name="P1" draw:layer="layout" svg:x1="13.977cm" svg:y1="33.385cm" svg:x2="12.667cm" svg:y2="32.401cm">
              <text:p/>
            </draw:line>
            <draw:custom-shape draw:style-name="gr7" draw:text-style-name="P1" draw:layer="layout" svg:width="1.778cm" svg:height="1.525cm" svg:x="11.755cm" svg:y="27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" draw:text-style-name="P2" draw:layer="layout" svg:width="4.799cm" svg:height="1.397cm" svg:x="10.221cm" svg:y="33.523cm">
              <draw:text-box>
                <text:p text:style-name="P1"><text:span text:style-name="T1">Trustee</text:span></text:p>
              </draw:text-box>
            </draw:frame>
          </draw:g>
        </draw:g>
        <draw:custom-shape draw:style-name="gr9" draw:text-style-name="P2" xml:id="id4" draw:id="id4" draw:layer="layout" svg:width="7.747cm" svg:height="6.731cm" svg:x="25.13cm" svg:y="27.692cm">
          <text:p text:style-name="P1"><text:span text:style-name="T1">Conceals</text:span></text:p>
          <text:p text:style-name="P1"><text:span text:style-name="T1">Info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6" draw:id="id6" draw:layer="layout" svg:width="7.747cm" svg:height="6.731cm" svg:x="42.275cm" svg:y="12.695cm">
          <text:p text:style-name="P1"><text:span text:style-name="T1">Conceals</text:span></text:p>
          <text:p text:style-name="P1"><text:span text:style-name="T1">Info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" draw:id="id2" draw:layer="layout" svg:width="7.747cm" svg:height="6.731cm" svg:x="8.747cm" svg:y="12.695cm">
          <text:p text:style-name="P1"><text:span text:style-name="T1">Discloses</text:span></text:p>
          <text:p text:style-name="P1"><text:span text:style-name="T1">Info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25.193cm" svg:y1="8.042cm" svg:x2="12.621cm" svg:y2="12.695cm" draw:start-shape="id1" draw:start-glue-point="3" draw:end-shape="id2" draw:end-glue-point="4" svg:d="M25193 8042h-12572v4653" svg:viewBox="0 0 12573 4654">
          <text:p/>
        </draw:connector>
        <draw:connector draw:style-name="gr10" draw:text-style-name="P1" draw:layer="layout" svg:x1="12.621cm" svg:y1="19.426cm" svg:x2="12.62cm" svg:y2="26.676cm" draw:start-shape="id2" draw:start-glue-point="6" draw:end-shape="id3" draw:end-glue-point="0" svg:d="M12621 19426v3625h-1v3625" svg:viewBox="0 0 2 7251">
          <text:p/>
        </draw:connector>
        <draw:connector draw:style-name="gr10" draw:text-style-name="P1" draw:layer="layout" svg:x1="16.43cm" svg:y1="31.057cm" svg:x2="25.13cm" svg:y2="31.058cm" draw:start-shape="id3" draw:start-glue-point="1" draw:end-shape="id4" draw:end-glue-point="5" svg:d="M16430 31057h4350v1h4350" svg:viewBox="0 0 8701 2">
          <text:p/>
        </draw:connector>
        <draw:connector draw:style-name="gr10" draw:text-style-name="P1" draw:layer="layout" svg:x1="32.877cm" svg:y1="31.058cm" svg:x2="42.338cm" svg:y2="31.057cm" draw:start-shape="id4" draw:start-glue-point="7" draw:end-shape="id5" draw:end-glue-point="3" svg:d="M32877 31058h4731v-1h4730" svg:viewBox="0 0 9462 2">
          <text:p/>
        </draw:connector>
        <draw:connector draw:style-name="gr10" draw:text-style-name="P1" draw:layer="layout" svg:x1="32.813cm" svg:y1="8.042cm" svg:x2="46.149cm" svg:y2="12.695cm" draw:start-shape="id1" draw:start-glue-point="1" draw:end-shape="id6" draw:end-glue-point="4" svg:d="M32813 8042h13336v4653" svg:viewBox="0 0 13337 4654">
          <text:p/>
        </draw:connector>
        <draw:connector draw:style-name="gr10" draw:text-style-name="P1" draw:layer="layout" svg:x1="46.149cm" svg:y1="19.426cm" svg:x2="46.148cm" svg:y2="26.676cm" draw:start-shape="id6" draw:start-glue-point="6" draw:end-shape="id5" svg:d="M46149 19426v3625h-1v3625" svg:viewBox="0 0 2 7251">
          <text:p/>
        </draw:connector>
        <draw:custom-shape draw:style-name="gr9" draw:text-style-name="P4" xml:id="id7" draw:id="id7" draw:layer="layout" svg:width="9.525cm" svg:height="4.699cm" svg:x="24.241cm" svg:y="16.875cm">
          <text:p text:style-name="P1"><text:span text:style-name="T3">Builds Tru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29.004cm" svg:y1="27.692cm" svg:x2="29.003cm" svg:y2="21.574cm" draw:start-shape="id4" draw:start-glue-point="4" draw:end-shape="id7" svg:d="M29004 27692v-3059h-1v-3059" svg:viewBox="0 0 2 6119">
          <text:p/>
        </draw:connector>
        <draw:connector draw:style-name="gr10" draw:text-style-name="P1" draw:layer="layout" svg:x1="29.003cm" svg:y1="16.875cm" svg:x2="29.003cm" svg:y2="12.36cm" draw:start-shape="id7" draw:start-glue-point="0" draw:end-shape="id1" draw:end-glue-point="2" svg:d="M29003 16875v-4515" svg:viewBox="0 0 1 45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21T17:56:50.618562603</dc:date>
    <dc:creator>darjeeling </dc:creator>
    <meta:editing-duration>PT24M17S</meta:editing-duration>
    <meta:editing-cycles>9</meta:editing-cycles>
    <meta:generator>LibreOffice/4.2.6.3$Linux_X86_64 LibreOffice_project/420m0$Build-3</meta:generator>
    <meta:document-statistic meta:object-count="43"/>
  </office:meta>
</office:document-meta>
</file>